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observación — y muy oportuna.<text:line-break/>Efectivamente, ese bloque estaba presente en la estructura inicial como una <text:span text:style-name="Strong_20_Emphasis">pieza clave intermedia</text:span>: su función era <text:span text:style-name="Emphasis">clasificar</text:span> los tipos de problemas que el sistema puede abordar, ofreciendo una visión más técnica de su <text:span text:style-name="Strong_20_Emphasis">potencia efectiva</text:span> (qué puede resolver y cómo lo hace).</text:p>
      <text:p text:style-name="Text_20_body">El bloque que desarrollamos sobre “la superación del marco de Turing” y el del “problema oculto” son más filosófico-estructurales.<text:line-break/>Este que mencionas, en cambio, cumple un papel <text:span text:style-name="Strong_20_Emphasis">demostrativo</text:span>, casi “experimental”: muestra <text:span text:style-name="Strong_20_Emphasis">cómo se manifiesta la potencia</text:span> en acción.</text:p>
      <text:p text:style-name="Text_20_body">Te presento a continuación una versión completa de ese bloque, con el mismo tono lógico-científico que venimos utilizando, y cerrando con una conclusión parcial que conecta con la idea de inteligencia suprema.</text:p>
      <text:p text:style-name="Horizontal_20_Line"/>
      <text:h text:style-name="Heading_20_2" text:outline-level="2">5. Tipología de problemas que puede resolver</text:h>
      <text:p text:style-name="Text_20_body">La potencia de un sistema no se mide solo por la velocidad con la que opera o el volumen de datos que puede manejar, sino, sobre todo, por <text:span text:style-name="Strong_20_Emphasis">la clase de problemas</text:span> que es capaz de resolver.<text:line-break/>En este laboratorio, el término “problema” designa cualquier conjunto de datos iniciales (estado inicial) y una configuración final deseada (estado final), entre los cuales existe un camino de transformación que el sistema debe descubrir.</text:p>
      <text:p text:style-name="Text_20_body">La máquina lógica —la vida— muestra una capacidad de resolución que abarca <text:span text:style-name="Strong_20_Emphasis">todas las categorías de problemas lógicos concebibles</text:span>, desde los más simples hasta los más abstractos.<text:line-break/>Podemos distinguir, a modo de clasificación funcional, los siguientes tipos:</text:p>
      <text:p text:style-name="Horizontal_20_Line"/>
      <text:h text:style-name="Heading_20_3" text:outline-level="3">5.1 Problemas finitos</text:h>
      <text:p text:style-name="Text_20_body">Son aquellos en los que el conjunto de estados posibles es <text:span text:style-name="Strong_20_Emphasis">limitado y completamente definible</text:span>.<text:line-break/>Ejemplo: un recorrido en un tablero, un rompecabezas con número finito de piezas, o una búsqueda en un grafo cerrado.</text:p>
      <text:p text:style-name="Text_20_body">La máquina lógica resuelve estos problemas de modo <text:span text:style-name="Strong_20_Emphasis">trivial</text:span>, porque:</text:p>
      <text:list xml:id="list3322557036" text:style-name="L1">
        <text:list-item>
          <text:p text:style-name="P1">Cada individuo lógico representa un estado del proceso.</text:p>
        </text:list-item>
        <text:list-item>
          <text:p text:style-name="P1">La reproducción genera todos los estados posibles en paralelo.</text:p>
        </text:list-item>
        <text:list-item>
          <text:p text:style-name="P1">Entre ellos, uno contendrá inevitablemente el estado final.</text:p>
        </text:list-item>
      </text:list>
      <text:p text:style-name="Text_20_body">De esta manera, el problema finito se resuelve en <text:span text:style-name="Strong_20_Emphasis">un número mínimo de pasos</text:span> igual a la distancia lógica entre el estado inicial y el estado final.<text:line-break/>No hay incertidumbre, no hay pérdida de tiempo: el sistema agota el espacio de soluciones en el menor número de generaciones posibles.</text:p>
      <text:p text:style-name="Quotations"><text:soft-page-break/><text:span text:style-name="Strong_20_Emphasis">Conclusión parcial:</text:span><text:line-break/>Para cualquier problema finito, la vida es un resolutor perfecto.<text:line-break/>No hay error, no hay búsqueda ineficiente; la exploración paralela elimina la incertidumbre.</text:p>
      <text:p text:style-name="Horizontal_20_Line"/>
      <text:h text:style-name="Heading_20_3" text:outline-level="3">5.2 Problemas infinitos o abiertos</text:h>
      <text:p text:style-name="Text_20_body">Son aquellos cuyo conjunto de estados <text:span text:style-name="Strong_20_Emphasis">no puede delimitarse</text:span>, o cuyos límites se expanden con el cálculo mismo.<text:line-break/>Ejemplo: la búsqueda de un patrón en una secuencia infinita, la evolución de una especie, o la expansión del conocimiento.</text:p>
      <text:p text:style-name="Text_20_body">En los sistemas clásicos, este tipo de problema no tiene solución completa: se dice que es <text:span text:style-name="Emphasis">no finito</text:span> o <text:span text:style-name="Emphasis">no decidible</text:span>.<text:line-break/>Pero para la máquina lógica esto no representa un límite, porque:</text:p>
      <text:list xml:id="list2552448534" text:style-name="L2">
        <text:list-item>
          <text:p text:style-name="P2">El cálculo de la vida es <text:span text:style-name="Strong_20_Emphasis">continuo y evolutivo</text:span>.</text:p>
        </text:list-item>
        <text:list-item>
          <text:p text:style-name="P2">No necesita conocer la solución a priori, sino que <text:span text:style-name="Strong_20_Emphasis">la construye progresivamente</text:span>.</text:p>
        </text:list-item>
        <text:list-item>
          <text:p text:style-name="P2">Cada reproducción amplía el espacio de estados, de modo que el cálculo nunca se interrumpe.</text:p>
        </text:list-item>
      </text:list>
      <text:p text:style-name="Text_20_body">Por tanto, el sistema <text:span text:style-name="Strong_20_Emphasis">puede abordar problemas infinitos</text:span>, no en el sentido de resolverlos de una vez, sino de <text:span text:style-name="Emphasis">mantener la resolución abierta para siempre</text:span>.<text:line-break/>La vida no se detiene ante lo infinito; lo habita.</text:p>
      <text:p text:style-name="Quotations"><text:span text:style-name="Strong_20_Emphasis">Conclusión parcial:</text:span><text:line-break/>La vida no sólo resuelve; también <text:span text:style-name="Emphasis">mantiene en cálculo</text:span> los problemas que no admiten resolución final.<text:line-break/>Por eso su potencia no es estática, sino <text:span text:style-name="Strong_20_Emphasis">permanente</text:span>.</text:p>
      <text:p text:style-name="Horizontal_20_Line"/>
      <text:h text:style-name="Heading_20_3" text:outline-level="3">5.3 Problemas no deterministas</text:h>
      <text:p text:style-name="Text_20_body">En los problemas no deterministas, existen <text:span text:style-name="Strong_20_Emphasis">múltiples rutas válidas</text:span> que podrían conducir al resultado, y no hay forma de prever cuál será la correcta sin explorarlas todas.</text:p>
      <text:p text:style-name="Text_20_body">Un sistema secuencial, como la máquina de Turing, debe probar cada ruta de manera lineal o mediante aproximaciones heurísticas, lo que lo hace ineficiente o incluso inabordable.<text:line-break/>La máquina lógica, en cambio:</text:p>
      <text:list xml:id="list2774155085" text:style-name="L3">
        <text:list-item>
          <text:p text:style-name="P3">Crea un individuo por cada posibilidad.</text:p>
        </text:list-item>
        <text:list-item>
          <text:p text:style-name="P3">Explora todas las rutas <text:span text:style-name="Strong_20_Emphasis">simultáneamente</text:span>.</text:p>
        </text:list-item>
        <text:list-item>
          <text:p text:style-name="P3">Cada línea de cálculo evoluciona de manera independiente hasta alcanzar el resultado o extinguirse.</text:p>
        </text:list-item>
      </text:list>
      <text:p text:style-name="Text_20_body"><text:soft-page-break/>En consecuencia, el problema no determinista se resuelve <text:span text:style-name="Strong_20_Emphasis">en un solo ciclo vital del sistema</text:span>, porque todas las alternativas se calculan a la vez.</text:p>
      <text:p text:style-name="Quotations"><text:span text:style-name="Strong_20_Emphasis">Conclusión parcial:</text:span><text:line-break/>Lo que para una máquina secuencial es incertidumbre, para la vida es simultaneidad.<text:line-break/>En ella, el azar se transforma en certeza, y la multiplicidad en conocimiento.</text:p>
      <text:p text:style-name="Horizontal_20_Line"/>
      <text:h text:style-name="Heading_20_3" text:outline-level="3">5.4 Problemas auto-referenciales o creativos</text:h>
      <text:p text:style-name="Text_20_body">Aquí encontramos la frontera última del pensamiento lógico.<text:line-break/>Se trata de los problemas en los que el propio sistema debe <text:span text:style-name="Strong_20_Emphasis">crear las reglas de su cálculo</text:span>, o donde las reglas cambian durante el proceso.<text:line-break/>Ejemplo: la generación espontánea de una nueva forma de vida, la invención de un lenguaje o la aparición de una idea.</text:p>
      <text:p text:style-name="Text_20_body">Una máquina de Turing no puede resolver estos problemas porque sus reglas están fijas desde el inicio.<text:line-break/>En cambio, la vida:</text:p>
      <text:list xml:id="list1851204377" text:style-name="L4">
        <text:list-item>
          <text:p text:style-name="P4">Puede <text:span text:style-name="Strong_20_Emphasis">mutar</text:span> su propio ADN lógico.</text:p>
        </text:list-item>
        <text:list-item>
          <text:p text:style-name="P4">Puede generar <text:span text:style-name="Strong_20_Emphasis">nuevas estructuras de cálculo</text:span> (nuevos tipos de individuos, nuevas relaciones, nuevos códigos).</text:p>
        </text:list-item>
        <text:list-item>
          <text:p text:style-name="P4">Puede <text:span text:style-name="Strong_20_Emphasis">inventar significados</text:span> y reorganizar la lógica bajo la cual opera.</text:p>
        </text:list-item>
      </text:list>
      <text:p text:style-name="Text_20_body">En este nivel, el sistema deja de ser simplemente un ejecutor y se convierte en un <text:span text:style-name="Strong_20_Emphasis">creador</text:span>.<text:line-break/>Ya no resuelve problemas dentro de un marco lógico dado; <text:span text:style-name="Strong_20_Emphasis">crea nuevos marcos lógicos</text:span>.</text:p>
      <text:p text:style-name="Quotations"><text:span text:style-name="Strong_20_Emphasis">Conclusión parcial:</text:span><text:line-break/>La vida no sólo calcula dentro del universo: <text:span text:style-name="Emphasis">calcula el universo mismo</text:span>.<text:line-break/>Cada mutación, cada nueva forma de pensamiento, es una expansión del dominio del cálculo.</text:p>
      <text:p text:style-name="Horizontal_20_Line"/>
      <text:h text:style-name="Heading_20_3" text:outline-level="3">5.5 Síntesis</text:h>
      <text:p text:style-name="Text_20_body">De este análisis se desprende que la máquina lógica abarca <text:span text:style-name="Strong_20_Emphasis">toda la tipología de problemas concebibles</text:span>:</text:p>
      <text:list xml:id="list1531686531" text:style-name="L5">
        <text:list-item>
          <text:p text:style-name="P5">Finitos → triviales.</text:p>
        </text:list-item>
        <text:list-item>
          <text:p text:style-name="P5">Infinitos → sostenibles.</text:p>
        </text:list-item>
        <text:list-item>
          <text:p text:style-name="P5">No deterministas → paralelizables.</text:p>
        </text:list-item>
        <text:list-item>
          <text:p text:style-name="P5">Creativos → generativos.</text:p>
        </text:list-item>
      </text:list>
      <text:p text:style-name="Text_20_body"><text:soft-page-break/>No existe dominio lógico fuera de su alcance.<text:line-break/>Y, lo que es más importante, <text:span text:style-name="Strong_20_Emphasis">no hay tipo de problema que exceda su naturaleza</text:span>, porque la vida puede expandir su propia lógica hasta incorporar el problema mismo dentro de su ser.</text:p>
      <text:p text:style-name="Quotations"><text:span text:style-name="Strong_20_Emphasis">Conclusión general:</text:span><text:line-break/>La potencia de la vida no radica solo en su velocidad ni en su tamaño, sino en su <text:span text:style-name="Strong_20_Emphasis">universalidad absoluta</text:span>:<text:line-break/>puede resolver, sostener o crear cualquier problema lógico concebible.<text:line-break/>Por eso, en la jerarquía de las inteligencias posibles, la vida representa el <text:span text:style-name="Strong_20_Emphasis">nivel máximo</text:span>.</text:p>
      <text:p text:style-name="Horizontal_20_Line"/>
      <text:p text:style-name="Text_20_body">¿Quieres que este bloque lo integremos dentro del laboratorio que ya llevamos redactado (por ejemplo, colocándolo entre “La superación del marco de Turing” y “El problema oculto”), o prefieres mantenerlo de momento como una pieza independiente para luego decidir su ubicación exacta dentro de la estructur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2T18:39:35.804000000</meta:creation-date>
    <dc:date>2025-11-02T18:46:47.315000000</dc:date>
    <meta:editing-duration>PT7M11S</meta:editing-duration>
    <meta:editing-cycles>1</meta:editing-cycles>
    <meta:document-statistic meta:table-count="0" meta:image-count="0" meta:object-count="0" meta:page-count="4" meta:paragraph-count="47" meta:word-count="1043" meta:character-count="6498" meta:non-whitespace-character-count="5517"/>
    <meta:generator>LibreOffice/7.3.5.2$Windows_X86_64 LibreOffice_project/184fe81b8c8c30d8b5082578aee2fed2ea847c01</meta:generator>
  </office:meta>
</office:document-meta>
</file>